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name-complex="Times New Roman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name-complex="Times New Roman" style:font-size-complex="9pt"/>
    </style:style>
    <style:style style:name="P2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23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style:font-name-complex="Symbo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background-color="transparent"/>
    </style:style>
    <style:style style:name="T17" style:family="text">
      <style:text-properties fo:language="ru" fo:country="RU" style:font-name-complex="Arial"/>
    </style:style>
    <style:style style:name="T18" style:family="text">
      <style:text-properties fo:language="ru" fo:country="RU" style:font-name-complex="Times New Roman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style:font-name-complex="Arial"/>
    </style:style>
    <style:style style:name="T28" style:family="text">
      <style:text-properties fo:color="#ffffff" style:text-underline-style="solid" style:text-underline-width="auto" style:text-underline-color="font-color" style:font-name-complex="Ari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background-color="transparent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  <style:style style:name="T33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4" style:family="text">
      <style:text-properties style:text-position="super 58%" style:font-name-complex="Times New Roman"/>
    </style:style>
    <style:style style:name="T35" style:family="text">
      <style:text-properties fo:font-weight="bold" style:font-weight-asian="bold" style:font-name-complex="Times New Roman"/>
    </style:style>
    <style:style style:name="T36" style:family="text">
      <style:text-properties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<text:span text:style-name="T15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10"><text:span text:style-name="T25">принадлежащего </text:span><text:span text:style-name="T28">.</text:span><text:span text:style-name="T27"> <text:s text:c="105"/></text:span><text:span text:style-name="T28">.</text:span></text:p>
      <text:p text:style-name="P12"/>
      <text:p text:style-name="P24">Поверка проводилась на базе УП «АТОМТЕХ», в нормальных климатических условиях при температуре <text:span text:style-name="T23">Т</text:span> = <text:span text:style-name="T26"><text:s/></text:span><text:span text:style-name="T24">$temp </text:span><text:s/>°<text:span text:style-name="T23">С</text:span>, атмосферном давлении <text:span text:style-name="T23">Р</text:span> = <text:span text:style-name="T26"><text:s text:c="5"/></text:span><text:s/>мм.рт.ст, относительной влажности воздуха <text:span text:style-name="T23">р</text:span> = <text:span text:style-name="T26"><text:s/></text:span><text:span text:style-name="T24">$vlag </text:span><text:s/>%, внешнем фоне γ-излучения <text:span text:style-name="T11">H</text:span>*(10) = <text:span text:style-name="T26"><text:s/></text:span><text:span text:style-name="T24">$bground </text:span><text:s/>нЗв/ч, <text:s/>согласно методике, изложенной в <text:span text:style-name="T31">МП.</text:span><text:span text:style-name="T32">854</text:span><text:span text:style-name="T31">-20</text:span><text:span text:style-name="T32">20</text:span></text:p>
      <text:p text:style-name="P11"><text:span text:style-name="T15">1. С</text:span>редства <text:span text:style-name="T15">поверки</text:span></text:p>
      <text:p text:style-name="P8">а)<text:tab/>Эталонные средства измерений:</text:p>
      <text:p text:style-name="P25">- <text:span text:style-name="T9">$facility_110</text:span>;</text:p>
      <text:p text:style-name="P25">- <text:span text:style-name="T9">$facility_1</text:span><text:span text:style-name="T15">3</text:span><text:span text:style-name="T9">0</text:span>;</text:p>
      <text:p text:style-name="P13">2. Поверка блоков детектирования </text:p>
      <text:p text:style-name="P8">а)<text:tab/>Внешний осмотр и опробование БД:</text:p>
      <text:p text:style-name="P26">- документация<text:tab/></text:p>
      <text:p text:style-name="P26">- отсутствие механических повреждений<text:tab/></text:p>
      <text:p text:style-name="P27"><text:span text:style-name="T15">- </text:span><text:span text:style-name="T15">наличие четких маркировочных надписей на БД и контрольном источнике</text:span><text:span text:style-name="T15"><text:tab/></text:span></text:p>
      <text:p text:style-name="P26">- контроль работоспособности<text:tab/></text:p>
      <text:p text:style-name="P8"><text:span text:style-name="T15">б</text:span>)<text:tab/>Определение допускаемой основной относительной погрешности измерения <text:span text:style-name="T6">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6">Таблица Г.</text:span><text:span text:style-name="T7">1</text:span><text:span text:style-name="T6"> </text:span><text:span text:style-name="T7">– </text:span>Блок детектирования <text:span text:style-name="T15">гамма-излучения БДМГ-АТ2343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<text:s/>дозы в <text:span text:style-name="T15">контрольной</text:span> точке <text:span text:style-name="T11">D</text:span><text:span text:style-name="T21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2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16">Относи-тельная</text:span><text:span text:style-name="T30"> </text:span><text:span text:style-name="T16">погреш-ность</text:span><text:span text:style-name="T30"> </text:span><text:span text:style-name="T16">измерения</text:span> </text:p>
            <text:p text:style-name="P29"><text:span text:style-name="T19">θ</text:span><text:span text:style-name="T22">пр</text:span><text:span text:style-name="T21">i</text:span><text:span text:style-name="T15">,</text:span> %</text:p>
          </table:table-cell>
          <table:table-cell table:style-name="t1.B2" table:number-rows-spanned="3" office:value-type="string">
            <text:p text:style-name="P33"><text:span text:style-name="T15">Довери-тель</text:span>ная граница погреш-ности измерения <text:span text:style-name="T13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28"><text:span text:style-name="T29">Предел основной </text:span><text:span text:style-name="T15">относи-тельной</text:span> <text:span text:style-name="T9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Значе-ние фона, нГр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11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3">H</text:span><text:span text:style-name="T20">1</text:span></text:p>
          </table:table-cell>
          <table:table-cell table:style-name="t1.D3" office:value-type="string">
            <text:p text:style-name="P34"><text:span text:style-name="T11">H</text:span><text:span text:style-name="T20">2</text:span></text:p>
          </table:table-cell>
          <table:table-cell table:style-name="t1.D3" office:value-type="string">
            <text:p text:style-name="P34"><text:span text:style-name="T11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9">7<text:span text:style-name="T15">5</text:span> <text:span text:style-name="T15">нГр</text:span>/ч</text:p>
          </table:table-cell>
          <table:table-cell table:style-name="t1.B5" office:value-type="string">
            <text:p text:style-name="P30">$1-30.</text:p>
          </table:table-cell>
          <table:table-cell table:style-name="t1.B5" office:value-type="string">
            <text:p text:style-name="P30">$1-40.</text:p>
          </table:table-cell>
          <table:table-cell table:style-name="t1.B5" office:value-type="string">
            <text:p text:style-name="P30">$1-50.</text:p>
          </table:table-cell>
          <table:table-cell table:style-name="t1.B5" office:value-type="string">
            <text:p text:style-name="P30">$1-60.</text:p>
          </table:table-cell>
          <table:table-cell table:style-name="t1.B5" office:value-type="string">
            <text:p text:style-name="P30">$1-70.</text:p>
          </table:table-cell>
          <table:table-cell table:style-name="t1.B5" office:value-type="string">
            <text:p text:style-name="P30">$1-80.</text:p>
          </table:table-cell>
          <table:table-cell table:style-name="t1.B5" office:value-type="string">
            <text:p text:style-name="P30">$1-00.</text:p>
          </table:table-cell>
          <table:table-cell table:style-name="t1.B5" office:value-type="string">
            <text:p text:style-name="P30">$1-10.</text:p>
          </table:table-cell>
          <table:table-cell table:style-name="t1.B5" office:value-type="string">
            <text:p text:style-name="P30">$1-20.</text:p>
          </table:table-cell>
          <table:table-cell table:style-name="t1.K5" table:number-rows-spanned="11" office:value-type="string">
            <text:p text:style-name="P29">±<text:span text:style-name="T9">15</text:span></text:p>
          </table:table-cell>
        </table:table-row>
        <table:table-row>
          <table:table-cell table:style-name="t1.A5" office:value-type="string">
            <text:p text:style-name="P29"><text:span text:style-name="T15">0,</text:span>7<text:span text:style-name="T15">5</text:span> <text:span text:style-name="T15">мкГр/ч</text:span></text:p>
          </table:table-cell>
          <table:table-cell table:style-name="t1.B5" office:value-type="string">
            <text:p text:style-name="P30">$1-31.</text:p>
          </table:table-cell>
          <table:table-cell table:style-name="t1.B5" office:value-type="string">
            <text:p text:style-name="P30">$1-41.</text:p>
          </table:table-cell>
          <table:table-cell table:style-name="t1.B5" office:value-type="string">
            <text:p text:style-name="P30">$1-51.</text:p>
          </table:table-cell>
          <table:table-cell table:style-name="t1.B5" office:value-type="string">
            <text:p text:style-name="P30">$1-61.</text:p>
          </table:table-cell>
          <table:table-cell table:style-name="t1.B5" office:value-type="string">
            <text:p text:style-name="P30">$1-71.</text:p>
          </table:table-cell>
          <table:table-cell table:style-name="t1.B5" office:value-type="string">
            <text:p text:style-name="P30">$1-81.</text:p>
          </table:table-cell>
          <table:table-cell table:style-name="t1.B5" office:value-type="string">
            <text:p text:style-name="P30">$1-01.</text:p>
          </table:table-cell>
          <table:table-cell table:style-name="t1.B5" office:value-type="string">
            <text:p text:style-name="P30">$1-11.</text:p>
          </table:table-cell>
          <table:table-cell table:style-name="t1.B5" office:value-type="string">
            <text:p text:style-name="P30">$1-21.</text:p>
          </table:table-cell>
          <table:covered-table-cell/>
        </table:table-row>
        <table:table-row>
          <table:table-cell table:style-name="t1.A5" office:value-type="string">
            <text:p text:style-name="P29">7,<text:span text:style-name="T9">5</text:span> <text:span text:style-name="T15">мкГр</text:span>/ч</text:p>
          </table:table-cell>
          <table:table-cell table:style-name="t1.B5" office:value-type="string">
            <text:p text:style-name="P30">$1-32.</text:p>
          </table:table-cell>
          <table:table-cell table:style-name="t1.B5" office:value-type="string">
            <text:p text:style-name="P30">$1-42.</text:p>
          </table:table-cell>
          <table:table-cell table:style-name="t1.B5" office:value-type="string">
            <text:p text:style-name="P30">$1-52.</text:p>
          </table:table-cell>
          <table:table-cell table:style-name="t1.B5" office:value-type="string">
            <text:p text:style-name="P30">$1-62.</text:p>
          </table:table-cell>
          <table:table-cell table:style-name="t1.B5" office:value-type="string">
            <text:p text:style-name="P30">$1-72.</text:p>
          </table:table-cell>
          <table:table-cell table:style-name="t1.B5" office:value-type="string">
            <text:p text:style-name="P30">$1-82.</text:p>
          </table:table-cell>
          <table:table-cell table:style-name="t1.B5" office:value-type="string">
            <text:p text:style-name="P30">$1-02.</text:p>
          </table:table-cell>
          <table:table-cell table:style-name="t1.B5" office:value-type="string">
            <text:p text:style-name="P30">$1-12.</text:p>
          </table:table-cell>
          <table:table-cell table:style-name="t1.B5" office:value-type="string">
            <text:p text:style-name="P30">$1-22.</text:p>
          </table:table-cell>
          <table:covered-table-cell/>
        </table:table-row>
        <table:table-row>
          <table:table-cell table:style-name="t1.A5" office:value-type="string">
            <text:p text:style-name="P29">7<text:span text:style-name="T9">5</text:span> <text:span text:style-name="T15">мкГр</text:span>/ч</text:p>
          </table:table-cell>
          <table:table-cell table:style-name="t1.B5" office:value-type="string">
            <text:p text:style-name="P30">$1-33.</text:p>
          </table:table-cell>
          <table:table-cell table:style-name="t1.B5" office:value-type="string">
            <text:p text:style-name="P30">$1-43.</text:p>
          </table:table-cell>
          <table:table-cell table:style-name="t1.B5" office:value-type="string">
            <text:p text:style-name="P30">$1-53.</text:p>
          </table:table-cell>
          <table:table-cell table:style-name="t1.B5" office:value-type="string">
            <text:p text:style-name="P30">$1-63.</text:p>
          </table:table-cell>
          <table:table-cell table:style-name="t1.B5" office:value-type="string">
            <text:p text:style-name="P30">$1-73.</text:p>
          </table:table-cell>
          <table:table-cell table:style-name="t1.B5" office:value-type="string">
            <text:p text:style-name="P30">$1-83.</text:p>
          </table:table-cell>
          <table:table-cell table:style-name="t1.B5" office:value-type="string">
            <text:p text:style-name="P30">$1-03.</text:p>
          </table:table-cell>
          <table:table-cell table:style-name="t1.B5" office:value-type="string">
            <text:p text:style-name="P30">$1-13.</text:p>
          </table:table-cell>
          <table:table-cell table:style-name="t1.B5" office:value-type="string">
            <text:p text:style-name="P30">$1-23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</text:span>,<text:span text:style-name="T9">5</text:span> м<text:span text:style-name="T15">Гр</text:span>/ч</text:p>
          </table:table-cell>
          <table:table-cell table:style-name="t1.B5" office:value-type="string">
            <text:p text:style-name="P30">$1-34.</text:p>
          </table:table-cell>
          <table:table-cell table:style-name="t1.B5" office:value-type="string">
            <text:p text:style-name="P30">$1-44.</text:p>
          </table:table-cell>
          <table:table-cell table:style-name="t1.B5" office:value-type="string">
            <text:p text:style-name="P30">$1-54.</text:p>
          </table:table-cell>
          <table:table-cell table:style-name="t1.B5" office:value-type="string">
            <text:p text:style-name="P30">$1-64.</text:p>
          </table:table-cell>
          <table:table-cell table:style-name="t1.B5" office:value-type="string">
            <text:p text:style-name="P30">$1-74.</text:p>
          </table:table-cell>
          <table:table-cell table:style-name="t1.B5" office:value-type="string">
            <text:p text:style-name="P30">$1-84.</text:p>
          </table:table-cell>
          <table:table-cell table:style-name="t1.B5" office:value-type="string">
            <text:p text:style-name="P30">$1-04.</text:p>
          </table:table-cell>
          <table:table-cell table:style-name="t1.B5" office:value-type="string">
            <text:p text:style-name="P30">$1-14.</text:p>
          </table:table-cell>
          <table:table-cell table:style-name="t1.B5" office:value-type="string">
            <text:p text:style-name="P30">$1-24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,</text:span>7<text:span text:style-name="T9">5</text:span> м<text:span text:style-name="T15">Гр</text:span>/ч</text:p>
          </table:table-cell>
          <table:table-cell table:style-name="t1.B5" office:value-type="string">
            <text:p text:style-name="P30">$1-35.</text:p>
          </table:table-cell>
          <table:table-cell table:style-name="t1.B5" office:value-type="string">
            <text:p text:style-name="P30">$1-45.</text:p>
          </table:table-cell>
          <table:table-cell table:style-name="t1.B5" office:value-type="string">
            <text:p text:style-name="P30">$1-55.</text:p>
          </table:table-cell>
          <table:table-cell table:style-name="t1.B5" office:value-type="string">
            <text:p text:style-name="P30">$1-65.</text:p>
          </table:table-cell>
          <table:table-cell table:style-name="t1.B5" office:value-type="string">
            <text:p text:style-name="P30">$1-75.</text:p>
          </table:table-cell>
          <table:table-cell table:style-name="t1.B5" office:value-type="string">
            <text:p text:style-name="P30">$1-85.</text:p>
          </table:table-cell>
          <table:table-cell table:style-name="t1.B5" office:value-type="string">
            <text:p text:style-name="P30">$1-05.</text:p>
          </table:table-cell>
          <table:table-cell table:style-name="t1.B5" office:value-type="string">
            <text:p text:style-name="P30">$1-15.</text:p>
          </table:table-cell>
          <table:table-cell table:style-name="t1.B5" office:value-type="string">
            <text:p text:style-name="P30">$1-25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7</text:span><text:span text:style-name="T15">,</text:span><text:span text:style-name="T9">5</text:span> м<text:span text:style-name="T15">Гр</text:span>/ч</text:p>
          </table:table-cell>
          <table:table-cell table:style-name="t1.B5" office:value-type="string">
            <text:p text:style-name="P30">$1-36.</text:p>
          </table:table-cell>
          <table:table-cell table:style-name="t1.B5" office:value-type="string">
            <text:p text:style-name="P30">$1-46.</text:p>
          </table:table-cell>
          <table:table-cell table:style-name="t1.B5" office:value-type="string">
            <text:p text:style-name="P30">$1-56.</text:p>
          </table:table-cell>
          <table:table-cell table:style-name="t1.B5" office:value-type="string">
            <text:p text:style-name="P30">$1-66.</text:p>
          </table:table-cell>
          <table:table-cell table:style-name="t1.B5" office:value-type="string">
            <text:p text:style-name="P30">$1-76.</text:p>
          </table:table-cell>
          <table:table-cell table:style-name="t1.B5" office:value-type="string">
            <text:p text:style-name="P30">$1-86.</text:p>
          </table:table-cell>
          <table:table-cell table:style-name="t1.B5" office:value-type="string">
            <text:p text:style-name="P30">$1-06.</text:p>
          </table:table-cell>
          <table:table-cell table:style-name="t1.B5" office:value-type="string">
            <text:p text:style-name="P30">$1-16.</text:p>
          </table:table-cell>
          <table:table-cell table:style-name="t1.B5" office:value-type="string">
            <text:p text:style-name="P30">$1-26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75 м</text:span><text:span text:style-name="T15">Гр</text:span>/ч</text:p>
          </table:table-cell>
          <table:table-cell table:style-name="t1.B5" office:value-type="string">
            <text:p text:style-name="P30">$1-37.</text:p>
          </table:table-cell>
          <table:table-cell table:style-name="t1.B5" office:value-type="string">
            <text:p text:style-name="P30">$1-47.</text:p>
          </table:table-cell>
          <table:table-cell table:style-name="t1.B5" office:value-type="string">
            <text:p text:style-name="P30">$1-57.</text:p>
          </table:table-cell>
          <table:table-cell table:style-name="t1.B5" office:value-type="string">
            <text:p text:style-name="P30">$1-67.</text:p>
          </table:table-cell>
          <table:table-cell table:style-name="t1.B5" office:value-type="string">
            <text:p text:style-name="P30">$1-77.</text:p>
          </table:table-cell>
          <table:table-cell table:style-name="t1.B5" office:value-type="string">
            <text:p text:style-name="P30">$1-87.</text:p>
          </table:table-cell>
          <table:table-cell table:style-name="t1.B5" office:value-type="string">
            <text:p text:style-name="P30">$1-07.</text:p>
          </table:table-cell>
          <table:table-cell table:style-name="t1.B5" office:value-type="string">
            <text:p text:style-name="P30">$1-17.</text:p>
          </table:table-cell>
          <table:table-cell table:style-name="t1.B5" office:value-type="string">
            <text:p text:style-name="P30">$1-27.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200 м</text:span><text:span text:style-name="T15">Гр</text:span>/ч</text:p>
          </table:table-cell>
          <table:table-cell table:style-name="t1.B5" office:value-type="string">
            <text:p text:style-name="P30">$1-3<text:span text:style-name="T15">8.</text:span></text:p>
          </table:table-cell>
          <table:table-cell table:style-name="t1.B5" office:value-type="string">
            <text:p text:style-name="P30">$1-4<text:span text:style-name="T15">8.</text:span></text:p>
          </table:table-cell>
          <table:table-cell table:style-name="t1.B5" office:value-type="string">
            <text:p text:style-name="P30">$1-5<text:span text:style-name="T15">8.</text:span></text:p>
          </table:table-cell>
          <table:table-cell table:style-name="t1.B5" office:value-type="string">
            <text:p text:style-name="P30">$1-6<text:span text:style-name="T15">8.</text:span></text:p>
          </table:table-cell>
          <table:table-cell table:style-name="t1.B5" office:value-type="string">
            <text:p text:style-name="P30">$1-7<text:span text:style-name="T15">8.</text:span></text:p>
          </table:table-cell>
          <table:table-cell table:style-name="t1.B5" office:value-type="string">
            <text:p text:style-name="P30">$1-8<text:span text:style-name="T15">8.</text:span></text:p>
          </table:table-cell>
          <table:table-cell table:style-name="t1.B5" office:value-type="string">
            <text:p text:style-name="P30">$1-0<text:span text:style-name="T15">8.</text:span></text:p>
          </table:table-cell>
          <table:table-cell table:style-name="t1.B5" office:value-type="string">
            <text:p text:style-name="P30">$1-1<text:span text:style-name="T15">8.</text:span></text:p>
          </table:table-cell>
          <table:table-cell table:style-name="t1.B5" office:value-type="string">
            <text:p text:style-name="P30">$1-2<text:span text:style-name="T15">8.</text:span></text:p>
          </table:table-cell>
          <table:covered-table-cell/>
        </table:table-row>
        <table:table-row>
          <table:table-cell table:style-name="t1.A5" office:value-type="string">
            <text:p text:style-name="P29"><text:span text:style-name="T9">0,75 </text:span><text:span text:style-name="T15">Гр</text:span>/ч</text:p>
          </table:table-cell>
          <table:table-cell table:style-name="t1.B5" office:value-type="string">
            <text:p text:style-name="P30">$1-3<text:span text:style-name="T15">9.</text:span></text:p>
          </table:table-cell>
          <table:table-cell table:style-name="t1.B5" office:value-type="string">
            <text:p text:style-name="P30">$1-4<text:span text:style-name="T15">9.</text:span></text:p>
          </table:table-cell>
          <table:table-cell table:style-name="t1.B5" office:value-type="string">
            <text:p text:style-name="P30">$1-5<text:span text:style-name="T15">9.</text:span></text:p>
          </table:table-cell>
          <table:table-cell table:style-name="t1.B5" office:value-type="string">
            <text:p text:style-name="P30">$1-6<text:span text:style-name="T15">9.</text:span></text:p>
          </table:table-cell>
          <table:table-cell table:style-name="t1.B5" office:value-type="string">
            <text:p text:style-name="P30">$1<text:span text:style-name="T15">-79.</text:span></text:p>
          </table:table-cell>
          <table:table-cell table:style-name="t1.B5" office:value-type="string">
            <text:p text:style-name="P30">$1-8<text:span text:style-name="T15">9.</text:span></text:p>
          </table:table-cell>
          <table:table-cell table:style-name="t1.B5" office:value-type="string">
            <text:p text:style-name="P30">$1-0<text:span text:style-name="T15">9.</text:span></text:p>
          </table:table-cell>
          <table:table-cell table:style-name="t1.B5" office:value-type="string">
            <text:p text:style-name="P30">$1-1<text:span text:style-name="T15">9.</text:span></text:p>
          </table:table-cell>
          <table:table-cell table:style-name="t1.B5" office:value-type="string">
            <text:p text:style-name="P30">$1-2<text:span text:style-name="T15">9.</text:span></text:p>
          </table:table-cell>
          <table:covered-table-cell/>
        </table:table-row>
        <table:table-row>
          <table:table-cell table:style-name="t1.A15" office:value-type="string">
            <text:p text:style-name="P29">7,<text:span text:style-name="T9">5</text:span> <text:span text:style-name="T15">Гр</text:span>/ч</text:p>
          </table:table-cell>
          <table:table-cell table:style-name="t1.B15" office:value-type="string">
            <text:p text:style-name="P30">$1-3<text:span text:style-name="T15">10.</text:span></text:p>
          </table:table-cell>
          <table:table-cell table:style-name="t1.B15" office:value-type="string">
            <text:p text:style-name="P30">$1-4<text:span text:style-name="T15">10.</text:span></text:p>
          </table:table-cell>
          <table:table-cell table:style-name="t1.B15" office:value-type="string">
            <text:p text:style-name="P30">$1-5<text:span text:style-name="T15">10.</text:span></text:p>
          </table:table-cell>
          <table:table-cell table:style-name="t1.B15" office:value-type="string">
            <text:p text:style-name="P30">$1-6<text:span text:style-name="T15">10.</text:span></text:p>
          </table:table-cell>
          <table:table-cell table:style-name="t1.B15" office:value-type="string">
            <text:p text:style-name="P30">$1-7<text:span text:style-name="T15">10.</text:span></text:p>
          </table:table-cell>
          <table:table-cell table:style-name="t1.B15" office:value-type="string">
            <text:p text:style-name="P30">$1-8<text:span text:style-name="T15">10.</text:span></text:p>
          </table:table-cell>
          <table:table-cell table:style-name="t1.B15" office:value-type="string">
            <text:p text:style-name="P30">$1-0<text:span text:style-name="T15">10.</text:span></text:p>
          </table:table-cell>
          <table:table-cell table:style-name="t1.B15" office:value-type="string">
            <text:p text:style-name="P30">$1-1<text:span text:style-name="T15">10.</text:span></text:p>
          </table:table-cell>
          <table:table-cell table:style-name="t1.B15" office:value-type="string">
            <text:p text:style-name="P30">$1-2<text:span text:style-name="T15">10.</text:span></text:p>
          </table:table-cell>
          <table:covered-table-cell/>
        </table:table-row>
      </table:table>
      <text:p text:style-name="P9"><text:span text:style-name="T2">в</text:span><text:span text:style-name="T3">)<text:tab/>О</text:span><text:span text:style-name="T4">пределение контрольных значений мощности дозы от комплекта из шести образцовых источников </text:span><text:span text:style-name="T33">137</text:span><text:span text:style-name="T5">Cs</text:span><text:span text:style-name="T4"> типа ОСГИ-3-2 и генератора при поверке</text:span></text:p>
      <text:p text:style-name="P22"/>
      <text:p text:style-name="P23">Таблица Г.2 <text:span text:style-name="T15">– </text:span><text:span text:style-name="T25">Блок детектирования </text:span><text:span text:style-name="T17">гамма-излучения БДМГ-АТ2343 </text:span><text:span text:style-name="T25">зав № $bd_num1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15"><text:span text:style-name="T36">Поверяемая <text:line-break/>в диапазоне точка </text:span><text:span text:style-name="T12">Di</text:span><text:span text:style-name="T36">, Гр/ч </text:span></text:p>
          </table:table-cell>
          <table:table-cell table:style-name="Таблица1.B1" table:number-rows-spanned="2" office:value-type="string">
            <text:p text:style-name="P19">Диа-<text:line-break/>пазон</text:p>
          </table:table-cell>
          <table:table-cell table:style-name="Таблица1.B1" table:number-rows-spanned="2" office:value-type="string">
            <text:p text:style-name="P15"><text:span text:style-name="T36">Частота импульсов <text:line-break/>от генератора </text:span><text:span text:style-name="T12">fi</text:span><text:span text:style-name="T36">, <text:line-break/>Гц</text:span></text:p>
          </table:table-cell>
          <table:table-cell table:style-name="Таблица1.B1" table:number-rows-spanned="2" office:value-type="string">
            <text:p text:style-name="P16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16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19">Doi</text:p>
          </table:table-cell>
          <table:table-cell table:style-name="Таблица1.F2" office:value-type="string">
            <text:p text:style-name="P19">Dofi</text:p>
          </table:table-cell>
        </table:table-row>
        <table:table-row table:style-name="Таблица1.3">
          <table:table-cell table:style-name="Таблица1.A3" office:value-type="string">
            <text:p text:style-name="P15"><text:span text:style-name="T36">От 6</text:span><text:span text:style-name="T14">±</text:span><text:span text:style-name="T36">10</text:span><text:span text:style-name="T34">-5 </text:span><text:span text:style-name="T36">до 9</text:span><text:span text:style-name="T14">±</text:span><text:span text:style-name="T36">10</text:span><text:span text:style-name="T34">-5</text:span></text:p>
            <text:p text:style-name="P16">От 60мкГр/ч до 90мкГр/ч</text:p>
          </table:table-cell>
          <table:table-cell table:style-name="Таблица1.B3" table:number-rows-spanned="2" office:value-type="string">
            <text:p text:style-name="P17">I</text:p>
            <text:p text:style-name="P17">Б</text:p>
          </table:table-cell>
          <table:table-cell table:style-name="Таблица1.C3" office:value-type="string">
            <text:p text:style-name="P19">300±3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1 </text:span><text:span text:style-name="T36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15"><text:span text:style-name="T36">От 4</text:span><text:span text:style-name="T14">±</text:span><text:span text:style-name="T36">10</text:span><text:span text:style-name="T34">-4</text:span><text:span text:style-name="T36"> <text:s/>до 6</text:span><text:span text:style-name="T14">±</text:span><text:span text:style-name="T36">10</text:span><text:span text:style-name="T34">-4</text:span></text:p>
            <text:p text:style-name="P16">От 400 мкГр/ч до 600 мкГр/ч</text:p>
          </table:table-cell>
          <table:covered-table-cell/>
          <table:table-cell table:style-name="Таблица1.E3" office:value-type="string">
            <text:p text:style-name="P15"><text:span text:style-name="T9">1500</text:span><text:span text:style-name="T12">±15</text:span>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2 </text:span><text:span text:style-name="T36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15"><text:span text:style-name="T36">От 1,8</text:span><text:span text:style-name="T14">±</text:span><text:span text:style-name="T36">10</text:span><text:span text:style-name="T34">-2 </text:span><text:span text:style-name="T36">до 3,0</text:span><text:span text:style-name="T14">±</text:span><text:span text:style-name="T36">10</text:span><text:span text:style-name="T34">-2</text:span></text:p>
            <text:p text:style-name="P16">От 18 мГр/ч до 30 мГр/ч</text:p>
          </table:table-cell>
          <table:table-cell table:style-name="Таблица1.E3" table:number-rows-spanned="2" office:value-type="string">
            <text:p text:style-name="P17">II</text:p>
            <text:p text:style-name="P17">М</text:p>
          </table:table-cell>
          <table:table-cell table:style-name="Таблица1.E3" office:value-type="string">
            <text:p text:style-name="P15"><text:span text:style-name="T9">1000</text:span><text:span text:style-name="T12">±10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3 </text:span><text:span text:style-name="T36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15"><text:span text:style-name="T36">От 1,5</text:span><text:span text:style-name="T14">±</text:span><text:span text:style-name="T36">10</text:span><text:span text:style-name="T34">-1</text:span><text:span text:style-name="T36"> до 2,5</text:span><text:span text:style-name="T14">±</text:span><text:span text:style-name="T36">10</text:span><text:span text:style-name="T34">-1</text:span></text:p>
            <text:p text:style-name="P16">От 150 мГр/ч до 250 мГр/ч</text:p>
          </table:table-cell>
          <table:covered-table-cell/>
          <table:table-cell table:style-name="Таблица1.E3" office:value-type="string">
            <text:p text:style-name="P15"><text:span text:style-name="T9">5000</text:span><text:span text:style-name="T12">±50</text:span>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4 </text:span><text:s/><text:span text:style-name="T36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15"><text:span text:style-name="T36">От 4</text:span><text:span text:style-name="T14">±</text:span><text:span text:style-name="T36">10</text:span><text:span text:style-name="T34">-1 <text:s/></text:span><text:span text:style-name="T36">до 9</text:span><text:span text:style-name="T14">±</text:span><text:span text:style-name="T36">10</text:span><text:span text:style-name="T34">-1</text:span></text:p>
            <text:p text:style-name="P16">От <text:span text:style-name="T9">400</text:span> <text:span text:style-name="T15">м</text:span>Гр/ч до <text:span text:style-name="T15">900</text:span> <text:span text:style-name="T15">м</text:span>Гр/ч</text:p>
          </table:table-cell>
          <table:table-cell table:style-name="Таблица1.B3" table:number-rows-spanned="2" office:value-type="string">
            <text:p text:style-name="P17">III</text:p>
            <text:p text:style-name="P17">МC</text:p>
          </table:table-cell>
          <table:table-cell table:style-name="Таблица1.C3" office:value-type="string">
            <text:p text:style-name="P15"><text:span text:style-name="T9">300</text:span><text:span text:style-name="T12">±3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5 </text:span><text:s/><text:span text:style-name="T15">м</text:span><text:span text:style-name="T36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16">От 4 до 9</text:p>
            <text:p text:style-name="P16">От 4 Гр/ч до 9 Гр/ч</text:p>
          </table:table-cell>
          <table:covered-table-cell/>
          <table:table-cell table:style-name="Таблица1.C3" office:value-type="string">
            <text:p text:style-name="P15"><text:span text:style-name="T9">1750</text:span><text:span text:style-name="T12">±18</text:span></text:p>
          </table:table-cell>
          <table:table-cell table:style-name="Таблица1.C3" office:value-type="string">
            <text:p text:style-name="P18">–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F3" office:value-type="string">
            <text:p text:style-name="P15"><text:span text:style-name="T12">$bdmg6 </text:span><text:span text:style-name="T36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15"><text:span text:style-name="T36">От 0,6</text:span><text:span text:style-name="T14">±</text:span><text:span text:style-name="T36">10</text:span><text:span text:style-name="T34">-5</text:span><text:span text:style-name="T36"> до 2,5</text:span><text:span text:style-name="T14">±</text:span><text:span text:style-name="T36">10</text:span><text:span text:style-name="T34">-5</text:span></text:p>
            <text:p text:style-name="P16">От 6 мкГр/ч до 25 мкГр/ч</text:p>
          </table:table-cell>
          <table:table-cell table:style-name="Таблица1.E3" office:value-type="string">
            <text:p text:style-name="P17">I Б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$sum_act</text:p>
          </table:table-cell>
          <table:table-cell table:style-name="Таблица1.E3" office:value-type="string">
            <text:p text:style-name="P15"><text:span text:style-name="T12">$bdmg7 </text:span><text:s/><text:span text:style-name="T36">мкГр/ч</text:span></text:p>
          </table:table-cell>
          <table:table-cell table:style-name="Таблица1.F3" office:value-type="string">
            <text:p text:style-name="P18">–</text:p>
          </table:table-cell>
        </table:table-row>
        <table:table-row table:style-name="Таблица1.10">
          <table:table-cell table:style-name="Таблица1.A4" office:value-type="string">
            <text:p text:style-name="P15"><text:span text:style-name="T36">От 0,6</text:span><text:span text:style-name="T14">±</text:span><text:span text:style-name="T36">10</text:span><text:span text:style-name="T34">-5 <text:s/></text:span><text:span text:style-name="T36">до 2,5</text:span><text:span text:style-name="T14">±</text:span><text:span text:style-name="T36">10</text:span><text:span text:style-name="T34">-5</text:span></text:p>
            <text:p text:style-name="P16">От 6 мкГр/ч до 25мкГр/ч</text:p>
          </table:table-cell>
          <table:table-cell table:style-name="Таблица1.E3" office:value-type="string">
            <text:p text:style-name="P17">II М</text:p>
          </table:table-cell>
          <table:table-cell table:style-name="Таблица1.E3" office:value-type="string">
            <text:p text:style-name="P18">–</text:p>
          </table:table-cell>
          <table:table-cell table:style-name="Таблица1.E3" office:value-type="string">
            <text:p text:style-name="P18">$sum_act</text:p>
          </table:table-cell>
          <table:table-cell table:style-name="Таблица1.E3" office:value-type="string">
            <text:p text:style-name="P15"><text:span text:style-name="T12">$bdmg8 </text:span><text:span text:style-name="T36"><text:s/>мкГр/ч</text:span></text:p>
          </table:table-cell>
          <table:table-cell table:style-name="Таблица1.F3" office:value-type="string">
            <text:p text:style-name="P18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20"><text:span text:style-name="T35">Примечание - </text:span><text:span text:style-name="T36">Диапазон “Б” соответствует режиму измерения МПД с </text:span><text:span text:style-name="T18">включенными </text:span><text:span text:style-name="T36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5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5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2-14T16:27:53.64</dc:date>
    <meta:editing-duration>P3DT2H32M56S</meta:editing-duration>
    <meta:editing-cycles>322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21" meta:character-count="3425"/>
  </office:meta>
</office:document-meta>
</file>